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Que he fet avui?</text:p>
      <text:p text:style-name="Standard"/>
      <text:p text:style-name="Standard">Avui he fet ioga de bon mati i despres he estudiat.</text:p>
      <text:p text:style-name="Standard"/>
      <text:p text:style-name="Standard">Que he apres?</text:p>
      <text:p text:style-name="Standard"/>
      <text:p text:style-name="Standard">A tenir s'arxiu managers.py que el que hem permet es fer consultes de sa bd amb uns parametres establers com son es filtros.</text:p>
      <text:p text:style-name="Standard"/>
      <text:p text:style-name="Standard">Feim sa referencia a cada model amb es nom objects = ModelManager().</text:p>
      <text:p text:style-name="Standard"/>
      <text:p text:style-name="Standard">Dins es views feim sa referencia amb un queryset i retunr Nom.Objects.nomestablertanesmanagers(variable amb es seu self)</text:p>
      <text:p text:style-name="Standard"/>
      <text:p text:style-name="Standard">Importar es Q que ens permet posar mes de un filtro en una linea.</text:p>
      <text:p text:style-name="Standard"/>
      <text:p text:style-name="Standard">Self.filter Kword.</text:p>
      <text:p text:style-name="Standard"/>
      <text:p text:style-name="Standard">Registrarho tot a s'admin.</text:p>
      <text:p text:style-name="Standard"/>
      <text:p text:style-name="Standard">Tenir errors i saber d'on provenen. Registrar ses apps posant sa ruta que toca dins s'arxiu apps.py.</text:p>
      <text:p text:style-name="Standard">Installed apps dins s'arxiu local.py.</text:p>
      <text:p text:style-name="Standard">Urls.</text:p>
      <text:p text:style-name="Standard"/>
      <text:p text:style-name="Standard">Crear apks i com he dit anteriorment registrarles.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7-31T13:56:45.57</meta:creation-date>
    <meta:document-statistic meta:table-count="0" meta:image-count="0" meta:object-count="0" meta:page-count="1" meta:paragraph-count="13" meta:word-count="120" meta:character-count="693"/>
    <dc:date>2021-07-31T14:02:09.18</dc:date>
    <meta:editing-duration>PT5M24S</meta:editing-duration>
    <meta:editing-cycles>1</meta:editing-cycles>
    <meta:generator>OpenOffice/4.1.10$Win32 OpenOffice.org_project/4110m2$Build-9807</meta:generator>
  </office:meta>
</office:document-meta>
</file>